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ngleIter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PathFactoryFinder.which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FactoryFinder.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FactoryFinder.loadFromServicesFile( String uri , String resourceName , InputStream in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XPathFactoryFinder.XPathFactoryFinder( ClassLoader lo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athFactoryFinde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FactoryFinde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FactoryFinder.createInstance( String class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XPathFactoryFinde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FactoryFinder._newFactory( String uri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9">
            <text:p text:style-name="Table_20_Contents">9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XPathFactoryFinder.createServiceFileIterator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XPathFactoryFinder.which( String classname , ClassLoader lo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PathFactoryFinder.debugDisplayClassLoad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PathFactoryFinder.newFactory(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PathFactoryFinder.debugPrintln(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ngle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ingle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